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0.6354in"/>
    </style:style>
    <style:style style:name="co15" style:family="table-column">
      <style:table-column-properties fo:break-before="auto" style:column-width="6.9075in"/>
    </style:style>
    <style:style style:name="co16" style:family="table-column">
      <style:table-column-properties fo:break-before="auto" style:column-width="5.0819in"/>
    </style:style>
    <style:style style:name="co17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9575in"/>
    </style:style>
    <style:style style:name="co19" style:family="table-column">
      <style:table-column-properties fo:break-before="auto" style:column-width="2.6728in"/>
    </style:style>
    <style:style style:name="co20" style:family="table-column">
      <style:table-column-properties fo:break-before="auto" style:column-width="9.4811in"/>
    </style:style>
    <style:style style:name="ro2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2" style:family="table-cell" style:parent-style-name="Default">
      <style:text-properties style:text-position="" style:font-name="DejaVu Sans" fo:font-size="13pt" style:font-size-asian="13pt" style:font-size-complex="13pt"/>
    </style:style>
    <style:style style:name="ce9" style:family="table-cell" style:parent-style-name="Default">
      <style:text-properties style:text-position="" style:font-name="DejaVu Sans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DejaVu Sans" fo:font-size="13pt" style:font-size-asian="13pt" style:font-size-complex="13pt"/>
    </style:style>
    <style:style style:name="ce7" style:family="table-cell" style:parent-style-name="Default">
      <style:table-cell-properties fo:background-color="#c0c0c0"/>
      <style:text-properties style:font-name="DejaVu Sans" fo:font-size="13pt" style:font-size-asian="13pt" style:font-size-complex="13pt"/>
    </style:style>
    <style:style style:name="ce8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0c0c0"/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0c0c0"/>
      <style:text-properties style:font-name="DejaVu Sans" fo:font-size="13pt" style:font-name-asian="WenQuanYi Zen Hei" style:font-size-asian="13pt" style:font-name-complex="Lohit Hindi" style:font-size-complex="13pt"/>
    </style:style>
    <style:style style:name="ce16" style:family="table-cell" style:parent-style-name="Default">
      <style:table-cell-properties fo:background-color="#ffff00"/>
      <style:text-properties style:font-name="DejaVu Sans" fo:font-size="13pt" style:font-size-asian="13pt" style:font-size-complex="13pt"/>
    </style:style>
    <style:style style:name="ce17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5" office:value-type="string">
            <text:p>Level</text:p>
          </table:table-cell>
          <table:table-cell table:style-name="ce5" office:value-type="string">
            <text:p>Code</text:p>
          </table:table-cell>
          <table:table-cell table:style-name="ce5" office:value-type="string">
            <text:p>Messag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hell</text:p>
          </table:table-cell>
          <table:table-cell table:style-name="ce5" office:value-type="string">
            <text:p>Python</text:p>
          </table:table-cell>
          <table:table-cell table:style-name="ce5" office:value-type="string">
            <text:p>C</text:p>
          </table:table-cell>
          <table:table-cell table:style-name="ce5" office:value-type="string">
            <text:p>PHP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Fatal error</text:p>
          </table:table-cell>
          <table:table-cell office:value-type="float" office:value="1">
            <text:p>1</text:p>
          </table:table-cell>
          <table:table-cell office:value-type="string">
            <text:p>Unknown option &lt;option-cli-name&gt;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table:style-name="ce8" office:value-type="string">
            <text:p>invalid value for option &lt;option-cli-name&gt;. &lt;expected-values&gt;</text:p>
          </table:table-cell>
          <table:table-cell table:style-name="ce8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table:style-name="ce8" office:value-type="string">
            <text:p>Invalid value for positional argument &lt;number&gt;. &lt;expected values&gt;</text:p>
          </table:table-cell>
          <table:table-cell table:style-name="ce13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table:style-name="ce8" office:value-type="string">
            <text:p>Missing argument for option &lt;option-cli-name&gt;</text:p>
          </table:table-cell>
          <table:table-cell table:style-name="ce8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table:style-name="ce8" office:value-type="string">
            <text:p>Missing required option &lt;option-cli-name&gt;</text:p>
          </table:table-cell>
          <table:table-cell table:style-name="ce8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5">
            <text:p>5</text:p>
          </table:table-cell>
          <table:table-cell table:style-name="ce8" office:value-type="string">
            <text:p>At least one of the following options have to be set: &lt;option-cli-name1 ...&gt;</text:p>
          </table:table-cell>
          <table:table-cell table:style-name="ce8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6">
            <text:p>6</text:p>
          </table:table-cell>
          <table:table-cell table:style-name="ce8" office:value-type="string">
            <text:p>One of the following options have to be set: &lt;option-cli-name1 ...&gt;</text:p>
          </table:table-cell>
          <table:table-cell table:style-name="ce8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7">
            <text:p>7</text:p>
          </table:table-cell>
          <table:table-cell table:style-name="ce8" office:value-type="string">
            <text:p>Required positional argument %d is missing</text:p>
          </table:table-cell>
          <table:table-cell table:style-name="ce13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8">
            <text:p>8</text:p>
          </table:table-cell>
          <table:table-cell table:style-name="ce8" office:value-type="string">
            <text:p>Program does not accept positional arguments</text:p>
          </table:table-cell>
          <table:table-cell table:style-name="ce8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9">
            <text:p>9</text:p>
          </table:table-cell>
          <table:table-cell table:style-name="ce11" office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14"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0">
            <text:p>10</text:p>
          </table:table-cell>
          <table:table-cell table:style-name="ce8" office:value-type="string">
            <text:p>Too many positional arguments</text:p>
          </table:table-cell>
          <table:table-cell table:style-name="ce8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1">
            <text:p>11</text:p>
          </table:table-cell>
          <table:table-cell office:value-type="string">
            <text:p>At least &lt;number&gt; arguments required for &lt;option-cli-name&gt;</text:p>
          </table:table-cell>
          <table:table-cell office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2">
            <text:p>12</text:p>
          </table:table-cell>
          <table:table-cell table:style-name="ce8" office:value-type="string">
            <text:p>Unexpected option &lt;option-cli-name&gt;</text:p>
          </table:table-cell>
          <table:table-cell table:style-name="ce8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Error</text:p>
          </table:table-cell>
          <table:table-cell table:style-name="ce7" office:value-type="float" office:value="13">
            <text:p>13</text:p>
          </table:table-cell>
          <table:table-cell table:style-name="ce12" office:value-type="string">
            <text:p>Option &lt;option-cli-name&gt; does not allow an argument</text:p>
          </table:table-cell>
          <table:table-cell table:style-name="ce12" office:value-type="string">
            <text:p>An argument was given to a switch by combining the value to a long option name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6"/>
        </table:table-row>
        <table:table-row table:style-name="ro2">
          <table:table-cell office:value-type="string">
            <text:p>Warning</text:p>
          </table:table-cell>
          <table:table-cell office:value-type="float" office:value="2">
            <text:p>2</text:p>
          </table:table-cell>
          <table:table-cell table:style-name="ce8" office:value-type="string">
            <text:p>Ignore end-of-argument marker</text:p>
          </table:table-cell>
          <table:table-cell table:style-name="ce8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>
            <text:p>Featur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1">
          <table:table-cell table:style-name="ce9" office:value-type="string">
            <text:p>switch</text:p>
          </table:table-cell>
          <table:table-cell table:style-name="ce9" office:value-type="string">
            <text:p>Switch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sarg</text:p>
          </table:table-cell>
          <table:table-cell table:style-name="ce9" office:value-type="string">
            <text:p>Single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marg</text:p>
          </table:table-cell>
          <table:table-cell table:style-name="ce9" office:value-type="string">
            <text:p>Multi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grp</text:p>
          </table:table-cell>
          <table:table-cell table:style-name="ce9" office:value-type="string">
            <text:p>Simpl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xgrp</text:p>
          </table:table-cell>
          <table:table-cell table:style-name="ce9" office:value-type="string">
            <text:p>Mutually exclusiv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pa</text:p>
          </table:table-cell>
          <table:table-cell table:style-name="ce9" office:value-type="string">
            <text:p>Positional arguments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sc</text:p>
          </table:table-cell>
          <table:table-cell table:style-name="ce9" office:value-type="string">
            <text:p>Subcommand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on</text:p>
          </table:table-cell>
          <table:table-cell table:style-name="ce9" office:value-type="string">
            <text:p>Short option name (-a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lon</text:p>
          </table:table-cell>
          <table:table-cell table:style-name="ce9" office:value-type="string">
            <text:p>Long option name (--option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office:value-type="string">
            <text:p>eoo</text:p>
          </table:table-cell>
          <table:table-cell office:value-type="string">
            <text:p>End of option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oa</text:p>
          </table:table-cell>
          <table:table-cell office:value-type="string">
            <text:p>End of argument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on-combined</text:p>
          </table:table-cell>
          <table:table-cell office:value-type="string">
            <text:p>Short option name combination (-aBcd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on-arg-separated</text:p>
          </table:table-cell>
          <table:table-cell office:value-type="string">
            <text:p>Short option name with separated argument (-a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son-arg-combined</text:p>
          </table:table-cell>
          <table:table-cell office:value-type="string">
            <text:p>Short option name with combined argument (-a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on-arg-seperated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on-arg-combined</text:p>
          </table:table-cell>
          <table:table-cell office:value-type="string">
            <text:p>Long option name with combined argument (--arg=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on-aliasing</text:p>
          </table:table-cell>
          <table:table-cell office:value-type="string">
            <text:p>Option name aliasing between global options and subcommand option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scape-markers</text:p>
          </table:table-cell>
          <table:table-cell office:value-type="string">
            <text:p>Escape markers by prefixing it with a backslash (\--option-name \--eoa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9" table:default-cell-style-name="ce6"/>
        <table:table-column table:style-name="co20" table:default-cell-style-name="ce6"/>
        <table:table-column table:style-name="co11" table:default-cell-style-name="ce6"/>
        <table:table-column table:style-name="co12" table:default-cell-style-name="ce6"/>
        <table:table-column table:style-name="co7" table:default-cell-style-name="ce6"/>
        <table:table-column table:style-name="co8" table:number-columns-repeated="1019" table:default-cell-style-name="ce6"/>
        <table:table-row table:style-name="ro2">
          <table:table-cell table:style-name="ce5" office:value-type="string">
            <text:p>Behavior id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hel</text:p>
          </table:table-cell>
          <table:table-cell table:style-name="ce5" office:value-type="string">
            <text:p>Python</text:p>
          </table:table-cell>
          <table:table-cell table:style-name="ce5" office:value-type="string">
            <text:p>C</text:p>
          </table:table-cell>
          <table:table-cell table:style-name="ce5" office:value-type="string">
            <text:p>PHP</text:p>
          </table:table-cell>
          <table:table-cell table:style-name="ce5" table:number-columns-repeated="1018"/>
        </table:table-row>
        <table:table-row table:style-name="ro2">
          <table:table-cell table:style-name="ce7" office:value-type="string">
            <text:p>sarg-missing-arg</text:p>
          </table:table-cell>
          <table:table-cell table:style-name="ce7" office:value-type="string">
            <text:p>Raise error on missing argument for single argument optio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marg-missing-arg</text:p>
          </table:table-cell>
          <table:table-cell table:style-name="ce7" office:value-type="string">
            <text:p>Raise error on missing argument for multiple argument optio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15" office:value-type="string">
            <text:p>marg-arg-stop-at-on</text:p>
          </table:table-cell>
          <table:table-cell table:style-name="ce7" office:value-type="string">
            <text:p>Stop considering current command line argument as arguments of option when an option name is found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15" office:value-type="string">
            <text:p>marg-arg-append</text:p>
          </table:table-cell>
          <table:table-cell table:style-name="ce7" office:value-type="string">
            <text:p>Append arguments of all multi-argument option apparitio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marg-max-rule</text:p>
          </table:table-cell>
          <table:table-cell table:style-name="ce7" office:value-type="string">
            <text:p>Stop considering current command line argument as arguments of muoption if argument limit is reached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office:value-type="string">
            <text:p>marg-invalid-arg-null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grp-subgrp</text:p>
          </table:table-cell>
          <table:table-cell table:style-name="ce16" office:value-type="string">
            <text:p>Option group may contains sub groups</text:p>
          </table:table-cell>
          <table:table-cell table:number-columns-repeated="4" table:style-name="ce16" office:value-type="float" office:value="1">
            <text:p>1</text:p>
          </table:table-cell>
          <table:table-cell table:style-name="ce16" table:number-columns-repeated="1018"/>
        </table:table-row>
        <table:table-row table:style-name="ro2">
          <table:table-cell office:value-type="string">
            <text:p>grp-set-cascade</text:p>
          </table:table-cell>
          <table:table-cell office:value-type="string">
            <text:p>Mark all parent groups as present (set) when a sub option is s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grp-same-option</text:p>
          </table:table-cell>
          <table:table-cell office:value-type="string">
            <text:p>The same option of an exclusive group can appear more than once without err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grp-mutex</text:p>
          </table:table-cell>
          <table:table-cell office:value-type="string">
            <text:p>Check mutual exclusion rule in exclusive grou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sc-name</text:p>
          </table:table-cell>
          <table:table-cell table:style-name="ce7" office:value-type="string">
            <text:p>A sub command name must appear as the first positional argument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sc-alias-name</text:p>
          </table:table-cell>
          <table:table-cell table:style-name="ce7" office:value-type="string">
            <text:p>Always report active subcommand by its main name, even if an alias was used on the command line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sc-options</text:p>
          </table:table-cell>
          <table:table-cell table:style-name="ce7" office:value-type="string">
            <text:p>Subcommand options support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on-aliasing-before-sc</text:p>
          </table:table-cell>
          <table:table-cell table:style-name="ce7" office:value-type="string">
            <text:p>Aliased option names positioned before subcommand name refer to program-scope options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on-aliasing-after-sc</text:p>
          </table:table-cell>
          <table:table-cell table:style-name="ce7" office:value-type="string">
            <text:p>Aliased option names positioned after subcommand name refer to subcommand-scope options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on-firstarg-exception</text:p>
          </table:table-cell>
          <table:table-cell table:style-name="ce7" office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15" office:value-type="string">
            <text:p>son-combined-arg-at-last</text:p>
          </table:table-cell>
          <table:table-cell table:style-name="ce7" office:value-type="string">
            <text:p>A (multi)argument option appears in the short option name combinatio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office:value-type="string">
            <text:p>eoa-outofcontext</text:p>
          </table:table-cell>
          <table:table-cell office:value-type="string">
            <text:p>Ignore eod-of-argument behavior outside of multi-argument option parsing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eoa-firstarg-exception</text:p>
          </table:table-cell>
          <table:table-cell table:style-name="ce7" office:value-type="string">
            <text:p>Do not consider – as the first argument of the current multi argument optio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escape-eoa</text:p>
          </table:table-cell>
          <table:table-cell table:style-name="ce7" office:value-type="string">
            <text:p>Escape end-of-arguments marker by prefixing it with a backslash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escape-eoo</text:p>
          </table:table-cell>
          <table:table-cell table:style-name="ce7" office:value-type="string">
            <text:p>Escape end-of-options marker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>
            <text:p>escape-son</text:p>
          </table:table-cell>
          <table:table-cell table:style-name="ce7" office:value-type="string">
            <text:p>Escape short option name markers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escape-lon</text:p>
          </table:table-cell>
          <table:table-cell table:style-name="ce7" office:value-type="string">
            <text:p>Escape long option name markers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escape-unescape</text:p>
          </table:table-cell>
          <table:table-cell table:style-name="ce7" office:value-type="string">
            <text:p>Remove leading backslash when escaped marker is stored as (positional) argument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1">
          <table:table-cell office:value-type="string">
            <text:p>parse-unexpected-option</text:p>
          </table:table-cell>
          <table:table-cell office:value-type="string">
            <text:p>Parse option normally even the option breaks a mutually exclusive rul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postproc-required</text:p>
          </table:table-cell>
          <table:table-cell office:value-type="string">
            <text:p>Look for missing required option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5" office:value-type="string">
            <text:p>postproc-marg-minmax</text:p>
          </table:table-cell>
          <table:table-cell table:style-name="ce7" office:value-type="string">
            <text:p>Minimum and maximum argument count rules are checked after all command line argument were parsed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2">
          <table:table-cell table:style-name="ce17" office:value-type="string">
            <text:p>postproc-sarg-default</text:p>
          </table:table-cell>
          <table:table-cell table:style-name="ce17" office:value-type="string">
            <text:p>Set single argument default value if the option was not present and does not break mutual-exclusion rule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-1">
            <text:p>-1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table:number-columns-repeated="1018"/>
        </table:table-row>
        <table:table-row table:style-name="ro2">
          <table:table-cell office:value-type="string">
            <text:p>postproc-unset-option</text:p>
          </table:table-cell>
          <table:table-cell office:value-type="string">
            <text:p>Unset present options which does not validate the post-processing phas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validation-number</text:p>
          </table:table-cell>
          <table:table-cell office:value-type="string">
            <text:p>Check if argument is a number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idation-number-range</text:p>
          </table:table-cell>
          <table:table-cell office:value-type="string">
            <text:p>Check if a number argument is between a given interval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exists</text:p>
          </table:table-cell>
          <table:table-cell office:value-type="string">
            <text:p>Validate existence of filesystem item existence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access</text:p>
          </table:table-cell>
          <table:table-cell office:value-type="string">
            <text:p>Validate filesystem item permissions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kind</text:p>
          </table:table-cell>
          <table:table-cell office:value-type="string">
            <text:p>Validate filesystem item kind(s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validation-enum</text:p>
          </table:table-cell>
          <table:table-cell table:style-name="ce7" office:value-type="string">
            <text:p>Validate restricted value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 style:data-style-name="N2" text:time-value="0000-00-00T22:19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2-20T01:20:18</dc:date>
    <dc:creator>Renaud Guillard</dc:creator>
    <meta:editing-duration>P1DT5H42M3S</meta:editing-duration>
    <meta:editing-cycles>71</meta:editing-cycles>
    <meta:generator>LibreOffice/4.0.0.3$Linux_X86_64 LibreOffice_project/7545bee9c2a0782548772a21bc84a9dcc583b89</meta:generator>
    <meta:document-statistic meta:table-count="3" meta:cell-count="460" meta:object-count="0"/>
  </office:meta>
</office:document-meta>
</file>